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4af3" officeooo:paragraph-rsid="00024af3"/>
    </style:style>
    <style:style style:name="P2" style:family="paragraph" style:parent-style-name="Standard">
      <style:text-properties style:text-underline-style="solid" style:text-underline-width="auto" style:text-underline-color="font-color" fo:font-weight="bold" officeooo:rsid="00024af3" officeooo:paragraph-rsid="00024af3"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367d3" officeooo:paragraph-rsid="000367d3"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400c1" officeooo:paragraph-rsid="000400c1" style:font-weight-asian="bold" style:font-weight-complex="bold"/>
    </style:style>
    <style:style style:name="P5" style:family="paragraph" style:parent-style-name="Standard">
      <style:text-properties officeooo:rsid="000367d3" officeooo:paragraph-rsid="000367d3"/>
    </style:style>
    <style:style style:name="P6" style:family="paragraph" style:parent-style-name="Standard">
      <style:text-properties style:text-underline-style="none" fo:font-weight="normal" officeooo:rsid="000367d3" officeooo:paragraph-rsid="000367d3" style:font-weight-asian="normal" style:font-weight-complex="normal"/>
    </style:style>
    <style:style style:name="P7" style:family="paragraph" style:parent-style-name="Standard">
      <style:text-properties style:text-underline-style="none" fo:font-weight="normal" officeooo:rsid="0003a9f8" officeooo:paragraph-rsid="0003a9f8" style:font-weight-asian="normal" style:font-weight-complex="normal"/>
    </style:style>
    <style:style style:name="P8" style:family="paragraph" style:parent-style-name="Standard">
      <style:text-properties style:text-underline-style="none" fo:font-weight="normal" officeooo:rsid="000400c1" officeooo:paragraph-rsid="000400c1" style:font-weight-asian="normal" style:font-weight-complex="normal"/>
    </style:style>
    <style:style style:name="P9" style:family="paragraph" style:parent-style-name="Standard">
      <style:text-properties style:text-underline-style="none" fo:font-weight="normal" officeooo:rsid="0004c882" officeooo:paragraph-rsid="000400c1" style:font-weight-asian="normal" style:font-weight-complex="normal"/>
    </style:style>
    <style:style style:name="P10" style:family="paragraph" style:parent-style-name="Standard">
      <style:text-properties style:text-underline-style="none" fo:font-weight="normal" officeooo:rsid="0004c882" officeooo:paragraph-rsid="0004c882" style:font-weight-asian="normal" style:font-weight-complex="normal"/>
    </style:style>
    <style:style style:name="P11" style:family="paragraph" style:parent-style-name="Standard">
      <style:text-properties style:text-underline-style="none" fo:font-weight="normal" officeooo:rsid="00057719" officeooo:paragraph-rsid="00057719" style:font-weight-asian="normal" style:font-weight-complex="normal"/>
    </style:style>
    <style:style style:name="P12" style:family="paragraph" style:parent-style-name="Standard">
      <style:text-properties officeooo:paragraph-rsid="000400c1"/>
    </style:style>
    <style:style style:name="T1" style:family="text">
      <style:text-properties officeooo:rsid="000367d3"/>
    </style:style>
    <style:style style:name="T2" style:family="text">
      <style:text-properties officeooo:rsid="0003a9f8"/>
    </style:style>
    <style:style style:name="T3" style:family="text">
      <style:text-properties style:text-underline-style="none" fo:font-weight="normal" officeooo:rsid="000400c1" style:font-weight-asian="normal" style:font-weight-complex="normal"/>
    </style:style>
    <style:style style:name="T4" style:family="text">
      <style:text-properties style:text-underline-style="none" fo:font-weight="normal" officeooo:rsid="0004c882" style:font-weight-asian="normal" style:font-weight-complex="normal"/>
    </style:style>
    <style:style style:name="T5" style:family="text">
      <style:text-properties officeooo:rsid="0006956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comerce</text:p>
      <text:p text:style-name="P1"/>
      <text:p text:style-name="P1">Logo, barra de búsqueda muy importante, un carrito, y login</text:p>
      <text:p text:style-name="P1">Menú de hamburguesa con las categorías, un slider <text:span text:style-name="T1">con eventos</text:span></text:p>
      <text:p text:style-name="P1">Productos recomendados, más votados, etc.</text:p>
      <text:p text:style-name="P1">Un footer con secciones de la web, datos del negocio, dirección, cif, telf</text:p>
      <text:p text:style-name="P1"/>
      <text:p text:style-name="P5">Dentro de un producto: fotos, titulo, opiniones, precio, rrss, caraterísticas del producto, productos recomendados</text:p>
      <text:p text:style-name="P1"/>
      <text:p text:style-name="P1"/>
      <text:p text:style-name="P3">Webs Corporativas</text:p>
      <text:p text:style-name="P3"/>
      <text:p text:style-name="P6">Logo, menú y un buscador pequeñito.</text:p>
      <text:p text:style-name="P6">Sliders, <text:span text:style-name="T2">zona de registro/login, eventos, RRSS</text:span></text:p>
      <text:p text:style-name="P6">Te presentan varios productos distintos de sus categorías, elementos multimedia como vídeos, testimonios de gente, poner cosas antiguas para recordar productos antiguos (vintage), información sobre la empresa en el footer, sección de manuales, actualizaciones de drivers. </text:p>
      <text:p text:style-name="P6"/>
      <text:p text:style-name="P7">Tienen un apartado de tienda similar a las del e-comerce</text:p>
      <text:p text:style-name="P7"/>
      <text:p text:style-name="P4">Blogs</text:p>
      <text:p text:style-name="P8"/>
      <text:p text:style-name="P8">Logo, una foto muy grande de fondo o un slider de fondo, menu, un mini buscador <text:span text:style-name="T5">o no</text:span>, un pie pequeño.</text:p>
      <text:p text:style-name="P8"/>
      <text:p text:style-name="P12"><text:span text:style-name="T3">En el menú, podemos encontrar noticias tipo blog. Biografía, obras, una pequeña tienda para vender, <text:s/>una zona de media con videos y fotos, contacto, </text:span><text:span text:style-name="T4">RRSS.</text:span></text:p>
      <text:p text:style-name="P9"/>
      <text:p text:style-name="P10">Portada con una imagen, sobre mí, hacerlo todo sobre la misma página.</text:p>
      <text:p text:style-name="P10"/>
      <text:p text:style-name="P10">Mostrar precios, formulario de contacto simple, que incluye el servicio, ser claro con lo que incluye y lo que no, forma de pago.</text:p>
      <text:p text:style-name="P10"/>
      <text:p text:style-name="P11">Imágenes con las empresas que has trabajado, footer con dato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7T23:09:56.438000000</meta:creation-date>
    <dc:date>2020-10-28T10:22:07.628222241</dc:date>
    <meta:editing-duration>PT8M26S</meta:editing-duration>
    <meta:editing-cycles>2</meta:editing-cycles>
    <meta:generator>LibreOffice/6.4.6.2$Linux_X86_64 LibreOffice_project/40$Build-2</meta:generator>
    <meta:document-statistic meta:table-count="0" meta:image-count="0" meta:object-count="0" meta:page-count="1" meta:paragraph-count="17" meta:word-count="205" meta:character-count="1304" meta:non-whitespace-character-count="1114"/>
  </office:meta>
</office:document-meta>
</file>